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pr1" style:family="presentation" style:parent-style-name="Oletus-notes">
      <style:graphic-properties draw:fill-color="#ffffff" fo:min-height="13.364cm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style:paragraph-properties fo:text-align="center"/>
      <style:text-properties fo:font-size="36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40pt" style:font-size-asian="18pt" style:font-size-complex="18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>
        <draw:frame draw:style-name="gr1" draw:text-style-name="P1" draw:layer="layout" svg:width="3.19cm" svg:height="2.453cm" svg:x="1.8cm" svg:y="1.3cm">
          <draw:text-box>
            <text:p text:style-name="P1">Temp.</text:p>
            <text:p text:style-name="P1">[C]</text:p>
          </draw:text-box>
        </draw:frame>
        <draw:custom-shape draw:style-name="gr2" draw:text-style-name="P2" draw:layer="layout" svg:width="4.999cm" svg:height="2.281cm" svg:x="0.801cm" svg:y="4.2cm">
          <text:p text:style-name="P2">78.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2.28cm" svg:x="0.799cm" svg:y="6.48cm">
          <text:p text:style-name="P2">74.8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2.281cm" svg:x="0.798cm" svg:y="8.759cm">
          <text:p text:style-name="P2">64.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2.28cm" svg:x="0.798cm" svg:y="11.04cm">
          <text:p text:style-name="P2">51.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2.28cm" svg:x="0.798cm" svg:y="6.479cm">
          <text:p text:style-name="P2">74.8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03cm" svg:height="2.281cm" svg:x="0.797cm" svg:y="13.319cm">
          <text:p text:style-name="P2">38.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7cm" svg:height="11.4cm" svg:x="6.5cm" svg:y="4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731cm" svg:height="2.453cm" svg:x="6.7cm" svg:y="1.6cm">
          <draw:text-box>
            <text:p text:style-name="P1">Hot water</text:p>
            <text:p text:style-name="P1">[kWh]</text:p>
          </draw:text-box>
        </draw:frame>
        <draw:custom-shape draw:style-name="gr4" draw:text-style-name="P3" draw:layer="layout" svg:width="4.7cm" svg:height="6.2cm" svg:x="6.5cm" svg:y="9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99cm" svg:height="2.281cm" svg:x="6.8cm" svg:y="4.299cm">
          <text:p text:style-name="P4"><text:span text:style-name="T1">22.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01cm" svg:height="11.4cm" svg:x="11.899cm" svg:y="4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91cm" svg:height="2.453cm" svg:x="12.299cm" svg:y="1.7cm">
          <draw:text-box>
            <text:p text:style-name="P1">Heating</text:p>
            <text:p text:style-name="P1">[kWh</text:p>
          </draw:text-box>
        </draw:frame>
        <draw:custom-shape draw:style-name="gr4" draw:text-style-name="P3" draw:layer="layout" svg:width="4.701cm" svg:height="7.6cm" svg:x="11.899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99cm" svg:height="2.281cm" svg:x="12.199cm" svg:y="4.299cm">
          <text:p text:style-name="P4"><text:span text:style-name="T1">48.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 draw:auto-grow-height="false" draw:fit-to-size="shrink-to-fit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'Liberation Sans'" style:font-family-generic="roman" style:font-pitch="variable" fo:font-size="42.7000007629395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Oletus-outline3" style:family="presentation" style:parent-style-name="Oletus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Oletus-outline4" style:family="presentation" style:parent-style-name="Oletus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Oletus-outline5" style:family="presentation" style:parent-style-name="Oletus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Oletus-outline6" style:family="presentation" style:parent-style-name="Oletus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Oletus-outline7" style:family="presentation" style:parent-style-name="Oletus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Oletus-outline8" style:family="presentation" style:parent-style-name="Oletus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Oletus-outline9" style:family="presentation" style:parent-style-name="Oletus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58.7000007629395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Oletus" style:page-layout-name="PM1" draw:style-name="Mdp1">
      <draw:frame presentation:style-name="Oletus-title" draw:layer="backgroundobjects" svg:width="18.899cm" svg:height="4.675cm" svg:x="1.05cm" svg:y="1.116cm" presentation:class="title" presentation:placeholder="true">
        <draw:text-box/>
      </draw:frame>
      <draw:frame presentation:style-name="Oletus-outline1" draw:layer="backgroundobjects" svg:width="18.47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i Linjama</meta:initial-creator>
    <meta:creation-date>2013-11-24T13:22:46</meta:creation-date>
    <dc:date>2013-11-24T13:41:01</dc:date>
    <dc:creator>Matti Linjama</dc:creator>
    <meta:editing-duration>PT12M53S</meta:editing-duration>
    <meta:editing-cycles>6</meta:editing-cycles>
    <meta:generator>LibreOffice/3.5$Linux_X86_64 LibreOffice_project/350m1$Build-2</meta:generator>
    <meta:document-statistic meta:object-count="38"/>
  </office:meta>
</office:document-meta>
</file>